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9">
      <style:text-properties officeooo:rsid="001f6a07" officeooo:paragraph-rsid="001f6a07"/>
    </style:style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T1" style:family="text">
      <style:text-properties fo:font-weight="normal" officeooo:rsid="001ed1e9" style:font-weight-asian="normal" style:font-weight-complex="normal"/>
    </style:style>
    <style:style style:name="T2" style:family="text">
      <style:text-properties officeooo:rsid="001f6a0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penCycleTrainer</text:h>
      <text:h text:style-name="Heading_20_2" text:outline-level="2">Software Requirements Specification (Draft v0.1)</text:h>
      <text:p text:style-name="Horizontal_20_Line"/>
      <text:h text:style-name="Heading_20_1" text:outline-level="1">1. Overview</text:h>
      <text:h text:style-name="Heading_20_2" text:outline-level="2">1.1 Purpose</text:h>
      <text:p text:style-name="Text_20_body">OpenCycleTrainer is an open-source desktop application for controlling indoor smart trainers (via BLE FTMS), executing structured workouts, and recording/exporting activity data in FIT format for manual upload to third-party platforms.</text:p>
      <text:p text:style-name="Text_20_body">The application is designed to provide:</text:p>
      <text:list text:style-name="L1">
        <text:list-item>
          <text:p text:style-name="P1">Structured workout execution</text:p>
        </text:list-item>
        <text:list-item>
          <text:p text:style-name="P1">Free ride mode with optional kJ-based completion</text:p>
        </text:list-item>
        <text:list-item>
          <text:p text:style-name="P1">ERG and resistance mode control</text:p>
        </text:list-item>
        <text:list-item>
          <text:p text:style-name="P1">OpenTrueUp (power offset–based trainer correction)</text:p>
        </text:list-item>
        <text:list-item>
          <text:p text:style-name="P1">Local data storage with no required network connection</text:p>
        </text:list-item>
      </text:list>
      <text:p text:style-name="Horizontal_20_Line"/>
      <text:h text:style-name="Heading_20_2" text:outline-level="2">1.2 License</text:h>
      <text:p text:style-name="Text_20_body">OpenCycleTrainer will be released under the <text:span text:style-name="Strong_20_Emphasis">Apache License 2.0</text:span>.</text:p>
      <text:p text:style-name="Horizontal_20_Line"/>
      <text:h text:style-name="Heading_20_2" text:outline-level="2">1.3 Supported Platforms</text:h>
      <text:p text:style-name="Text_20_body"><text:span text:style-name="Strong_20_Emphasis">Initial targets:</text:span></text:p>
      <text:list text:style-name="L2">
        <text:list-item>
          <text:p text:style-name="P2">Windows 10/11 (MSI installer)</text:p>
        </text:list-item>
        <text:list-item>
          <text:p text:style-name="P2">Linux (Flatpak)</text:p>
        </text:list-item>
      </text:list>
      <text:p text:style-name="Text_20_body"><text:span text:style-name="Strong_20_Emphasis">Future:</text:span></text:p>
      <text:list text:style-name="L3">
        <text:list-item>
          <text:p text:style-name="P3">macOS (optional)</text:p>
        </text:list-item>
      </text:list>
      <text:p text:style-name="Horizontal_20_Line"/>
      <text:h text:style-name="Heading_20_2" text:outline-level="2"><text:soft-page-break/>1.4 Technology Stack</text:h>
      <text:list text:style-name="L4">
        <text:list-item>
          <text:p text:style-name="P4">Language: Python</text:p>
        </text:list-item>
        <text:list-item>
          <text:p text:style-name="P4">UI Framework: PySide6 (Qt for Python, LGPL)</text:p>
        </text:list-item>
        <text:list-item>
          <text:p text:style-name="P4">FIT Export Library: <text:span text:style-name="Source_20_Text">fit-tool</text:span> (BSD-3-Clause licensed)</text:p>
        </text:list-item>
        <text:list-item>
          <text:p text:style-name="P4">BLE communication: <text:span text:style-name="Strong_20_Emphasis"><text:span text:style-name="T1">bleak</text:span></text:span></text:p>
        </text:list-item>
      </text:list>
      <text:p text:style-name="Horizontal_20_Line"/>
      <text:h text:style-name="Heading_20_1" text:outline-level="1">2. System Architecture (High-Level)</text:h>
      <text:p text:style-name="Text_20_body">The application shall be modular and structured to allow future expansion.</text:p>
      <text:h text:style-name="Heading_20_2" text:outline-level="2">2.1 Core Modules</text:h>
      <text:list text:style-name="L5">
        <text:list-item>
          <text:p text:style-name="P5"><text:span text:style-name="Strong_20_Emphasis">Device Manager</text:span></text:p>
          <text:list>
            <text:list-item>
              <text:p text:style-name="P5">BLE scanning and pairing</text:p>
            </text:list-item>
            <text:list-item>
              <text:p text:style-name="P5">Device abstraction layer</text:p>
            </text:list-item>
            <text:list-item>
              <text:p text:style-name="P5">Power source selection</text:p>
            </text:list-item>
            <text:list-item>
              <text:p text:style-name="P5">Calibration commands</text:p>
            </text:list-item>
          </text:list>
        </text:list-item>
        <text:list-item>
          <text:p text:style-name="P5"><text:span text:style-name="Strong_20_Emphasis">Workout Engine</text:span></text:p>
          <text:list>
            <text:list-item>
              <text:p text:style-name="P5">Internal workout state machine</text:p>
            </text:list-item>
            <text:list-item>
              <text:p text:style-name="P5">Interval scheduling</text:p>
            </text:list-item>
            <text:list-item>
              <text:p text:style-name="P5">kJ integration</text:p>
            </text:list-item>
            <text:list-item>
              <text:p text:style-name="P5">Lead-time handling</text:p>
            </text:list-item>
          </text:list>
        </text:list-item>
        <text:list-item>
          <text:p text:style-name="P5"><text:span text:style-name="Strong_20_Emphasis">Control Layer</text:span></text:p>
          <text:list>
            <text:list-item>
              <text:p text:style-name="P5">ERG mode control</text:p>
            </text:list-item>
            <text:list-item>
              <text:p text:style-name="P5">Resistance mode control</text:p>
            </text:list-item>
            <text:list-item>
              <text:p text:style-name="P5">OpenTrueUp module (offset-based)</text:p>
            </text:list-item>
          </text:list>
        </text:list-item>
        <text:list-item>
          <text:p text:style-name="P5"><text:span text:style-name="Strong_20_Emphasis">Recorder</text:span></text:p>
          <text:list>
            <text:list-item>
              <text:p text:style-name="P5">1 Hz activity logging</text:p>
            </text:list-item>
            <text:list-item>
              <text:p text:style-name="P5">Local file persistence</text:p>
            </text:list-item>
            <text:list-item>
              <text:p text:style-name="P5">FIT export</text:p>
            </text:list-item>
          </text:list>
        </text:list-item>
        <text:list-item>
          <text:p text:style-name="P5"><text:span text:style-name="Strong_20_Emphasis">UI Layer</text:span></text:p>
          <text:list>
            <text:list-item>
              <text:p text:style-name="P5"><text:soft-page-break/>Workout screen</text:p>
            </text:list-item>
            <text:list-item>
              <text:p text:style-name="P5">Device screen</text:p>
            </text:list-item>
            <text:list-item>
              <text:p text:style-name="P5">Settings screen</text:p>
            </text:list-item>
          </text:list>
        </text:list-item>
      </text:list>
      <text:p text:style-name="Horizontal_20_Line"/>
      <text:h text:style-name="Heading_20_2" text:outline-level="2">2.2 Future-Proofing Modules</text:h>
      <text:p text:style-name="Text_20_body">Headings reserved for later expansion:</text:p>
      <text:list text:style-name="L6">
        <text:list-item>
          <text:p text:style-name="P6">ANT+ Support (Deferred)</text:p>
        </text:list-item>
        <text:list-item>
          <text:p text:style-name="P6">RR Interval &amp; DFA1alpha Module (Deferred)</text:p>
        </text:list-item>
        <text:list-item>
          <text:p text:style-name="P6">API Upload Module (Strava, intervals.icu, Garmin)</text:p>
        </text:list-item>
        <text:list-item>
          <text:p text:style-name="P6">Custom .oct Exporter</text:p>
        </text:list-item>
        <text:list-item>
          <text:p text:style-name="P6">Localization Framework</text:p>
        </text:list-item>
      </text:list>
      <text:p text:style-name="Horizontal_20_Line"/>
      <text:h text:style-name="Heading_20_1" text:outline-level="1">3. Device Support</text:h>
      <text:h text:style-name="Heading_20_2" text:outline-level="2">3.1 Supported Protocols (BLE GATT)</text:h>
      <text:p text:style-name="Text_20_body">Must support:</text:p>
      <text:list text:style-name="L7">
        <text:list-item>
          <text:p text:style-name="P7">FTMS (Fitness Machine Service) – Trainer control</text:p>
        </text:list-item>
        <text:list-item>
          <text:p text:style-name="P7">Cycling Power Service (CPS) – Power meters</text:p>
        </text:list-item>
        <text:list-item>
          <text:p text:style-name="P7">Heart Rate Service (HRS)</text:p>
        </text:list-item>
        <text:list-item>
          <text:p text:style-name="P7">Cycling Speed and Cadence (CSC)</text:p>
        </text:list-item>
      </text:list>
      <text:p text:style-name="Text_20_body">ANT+ is deferred but architecture shall allow later addition.</text:p>
      <text:p text:style-name="Horizontal_20_Line"/>
      <text:h text:style-name="Heading_20_2" text:outline-level="2">3.2 Power Source Selection Logic</text:h>
      <text:p text:style-name="Text_20_body">Primary power source selection shall follow:</text:p>
      <text:list text:style-name="L8">
        <text:list-item>
          <text:p text:style-name="P8">User-selected source (explicit override)</text:p>
        </text:list-item>
        <text:list-item>
          <text:p text:style-name="P8">Dedicated bike-based power meter (preferred over trainer)</text:p>
        </text:list-item>
        <text:list-item>
          <text:p text:style-name="P8">Trainer power (fallback)</text:p>
        </text:list-item>
      </text:list>
      <text:p text:style-name="Text_20_body">Selection shall persist locally per device pairing.</text:p>
      <text:p text:style-name="Horizontal_20_Line"><text:soft-page-break/></text:p>
      <text:h text:style-name="Heading_20_2" text:outline-level="2">3.3 Device Screen Requirements</text:h>
      <text:p text:style-name="Text_20_body">The Devices screen shall allow:</text:p>
      <text:list text:style-name="L9">
        <text:list-item>
          <text:p text:style-name="P9">BLE scan and pairing</text:p>
        </text:list-item>
        <text:list-item>
          <text:p text:style-name="P10">Devices found should be filtered to only relevant devices (power meters, trainers, HRMs, cadence sensors). Do not display irrelevant devices.</text:p>
        </text:list-item>
        <text:list-item>
          <text:p text:style-name="P9">Display of:</text:p>
          <text:list>
            <text:list-item>
              <text:p text:style-name="P9">Device name</text:p>
            </text:list-item>
            <text:list-item>
              <text:p text:style-name="P9">Connection status</text:p>
            </text:list-item>
            <text:list-item>
              <text:p text:style-name="P9">Battery level (if available)</text:p>
            </text:list-item>
          </text:list>
        </text:list-item>
        <text:list-item>
          <text:p text:style-name="P9">Selection of primary power source</text:p>
        </text:list-item>
        <text:list-item>
          <text:p text:style-name="P9">Sending zero-offset command to strain gauge power meters</text:p>
        </text:list-item>
        <text:list-item>
          <text:p text:style-name="P9">No trainer spindown support (v1), <text:span text:style-name="T2">may be added in future versions</text:span></text:p>
        </text:list-item>
        <text:list-item>
          <text:p text:style-name="P10">Clear indication of paired devices vs available unpaired devices</text:p>
        </text:list-item>
        <text:list-item>
          <text:p text:style-name="P10">Clear indication of type of device (PM, HRM, Trainer, etc.)</text:p>
        </text:list-item>
      </text:list>
      <text:p text:style-name="Horizontal_20_Line"/>
      <text:h text:style-name="Heading_20_2" text:outline-level="2">3.4 Calibration</text:h>
      <text:list text:style-name="L10">
        <text:list-item>
          <text:p text:style-name="P11">Only zero-offset calibration supported.</text:p>
        </text:list-item>
        <text:list-item>
          <text:p text:style-name="P11"><text:span text:style-name="T2">Button</text:span> labeled “Calibrate” in UI.</text:p>
        </text:list-item>
        <text:list-item>
          <text:p text:style-name="P11">Available only for strain-gauge PMs.</text:p>
        </text:list-item>
        <text:list-item>
          <text:p text:style-name="P11">No spindown calibration for trainers in v1.</text:p>
        </text:list-item>
      </text:list>
      <text:p text:style-name="Horizontal_20_Line"/>
      <text:h text:style-name="Heading_20_1" text:outline-level="1">4. Workout System</text:h>
      <text:h text:style-name="Heading_20_2" text:outline-level="2">4.1 Import Format (v1)</text:h>
      <text:list text:style-name="L11">
        <text:list-item>
          <text:p text:style-name="P12">Support MRC files using:</text:p>
          <text:list>
            <text:list-item>
              <text:p text:style-name="P12">MINUTES</text:p>
            </text:list-item>
            <text:list-item>
              <text:p text:style-name="P12">PERCENT</text:p>
            </text:list-item>
          </text:list>
        </text:list-item>
        <text:list-item>
          <text:p text:style-name="P12"><text:soft-page-break/>Support:</text:p>
          <text:list>
            <text:list-item>
              <text:p text:style-name="P12">Step intervals</text:p>
            </text:list-item>
            <text:list-item>
              <text:p text:style-name="P12">Linear ramps</text:p>
            </text:list-item>
          </text:list>
        </text:list-item>
        <text:list-item>
          <text:p text:style-name="P12">No text cue support (v1)</text:p>
        </text:list-item>
      </text:list>
      <text:p text:style-name="Text_20_body">Future:</text:p>
      <text:list text:style-name="L12">
        <text:list-item>
          <text:p text:style-name="P13">ZWO, ERG, FIT workout import (deferred)</text:p>
        </text:list-item>
      </text:list>
      <text:p text:style-name="Horizontal_20_Line"/>
      <text:h text:style-name="Heading_20_2" text:outline-level="2">4.2 Internal Workout Format</text:h>
      <text:p text:style-name="Text_20_body">Internal canonical schema (.octw).</text:p>
      <text:p text:style-name="Text_20_body"><text:span text:style-name="Strong_20_Emphasis">TODO: Define .octw schema</text:span></text:p>
      <text:list text:style-name="L13">
        <text:list-item>
          <text:p text:style-name="P14">Metadata</text:p>
        </text:list-item>
        <text:list-item>
          <text:p text:style-name="P14">FTP-based targets</text:p>
        </text:list-item>
        <text:list-item>
          <text:p text:style-name="P14">Time-based and kJ-based steps</text:p>
        </text:list-item>
        <text:list-item>
          <text:p text:style-name="P14">Versioning strategy</text:p>
        </text:list-item>
      </text:list>
      <text:p text:style-name="Horizontal_20_Line"/>
      <text:h text:style-name="Heading_20_2" text:outline-level="2">4.3 Workout Execution</text:h>
      <text:h text:style-name="Heading_20_3" text:outline-level="3">4.3.1 Modes</text:h>
      <text:list text:style-name="L14">
        <text:list-item>
          <text:p text:style-name="P15">Workout Mode</text:p>
        </text:list-item>
        <text:list-item>
          <text:p text:style-name="P15">Free Ride Mode</text:p>
        </text:list-item>
      </text:list>
      <text:h text:style-name="Heading_20_3" text:outline-level="3">4.3.2 kJ-Based Completion</text:h>
      <text:p text:style-name="Text_20_body">kJ shall be computed as:</text:p>
      <text:p text:style-name="Text_20_body">kJ = ∫ Power (Watts) over time</text:p>
      <text:p text:style-name="Text_20_body">In free ride mode with kJ target:</text:p>
      <text:list text:style-name="L15">
        <text:list-item>
          <text:p text:style-name="P16">Workout ends when total kJ target reached.</text:p>
        </text:list-item>
      </text:list>
      <text:p text:style-name="Horizontal_20_Line"/>
      <text:h text:style-name="Heading_20_2" text:outline-level="2">4.4 Lead Time</text:h>
      <text:list text:style-name="L16">
        <text:list-item>
          <text:p text:style-name="P17">Applies to step transitions only.</text:p>
        </text:list-item>
        <text:list-item>
          <text:p text:style-name="P17"><text:soft-page-break/>Trainer command sent X seconds before interval boundary.</text:p>
        </text:list-item>
        <text:list-item>
          <text:p text:style-name="P17">Ramps are not modified.</text:p>
        </text:list-item>
      </text:list>
      <text:p text:style-name="Horizontal_20_Line"/>
      <text:h text:style-name="Heading_20_2" text:outline-level="2">4.5 Pause / Resume Behavior</text:h>
      <text:p text:style-name="Text_20_body">On Pause:</text:p>
      <text:list text:style-name="L17">
        <text:list-item>
          <text:p text:style-name="P18">ERG setpoint = 0 W</text:p>
        </text:list-item>
        <text:list-item>
          <text:p text:style-name="P18">Recording paused</text:p>
        </text:list-item>
      </text:list>
      <text:p text:style-name="Text_20_body">On Resume:</text:p>
      <text:list text:style-name="L18">
        <text:list-item>
          <text:p text:style-name="P19">3-second ramp-in to target</text:p>
        </text:list-item>
        <text:list-item>
          <text:p text:style-name="P19">Recording resumes after ramp completes</text:p>
        </text:list-item>
      </text:list>
      <text:p text:style-name="Horizontal_20_Line"/>
      <text:h text:style-name="Heading_20_1" text:outline-level="1">5. Control System</text:h>
      <text:h text:style-name="Heading_20_2" text:outline-level="2">5.1 ERG Mode</text:h>
      <text:list text:style-name="L19">
        <text:list-item>
          <text:p text:style-name="P20">Send target power via FTMS</text:p>
        </text:list-item>
        <text:list-item>
          <text:p text:style-name="P20">ERG setpoint = 0 W on pause/finish</text:p>
        </text:list-item>
      </text:list>
      <text:p text:style-name="Horizontal_20_Line"/>
      <text:h text:style-name="Heading_20_2" text:outline-level="2">5.2 Resistance Mode</text:h>
      <text:list text:style-name="L20">
        <text:list-item>
          <text:p text:style-name="P21">Support switching between ERG and resistance mode</text:p>
        </text:list-item>
        <text:list-item>
          <text:p text:style-name="P21">User may manually enter target power in Free Ride mode</text:p>
        </text:list-item>
      </text:list>
      <text:p text:style-name="Horizontal_20_Line"/>
      <text:h text:style-name="Heading_20_1" text:outline-level="1">6. OpenTrueUp (Offset-Based Correction)</text:h>
      <text:p text:style-name="Text_20_body">OpenTrueUp is an offset-based correction system using a bike PM as truth power.</text:p>
      <text:h text:style-name="Heading_20_2" text:outline-level="2">6.1 Algorithm</text:h>
      <text:list text:style-name="L21">
        <text:list-item>
          <text:p text:style-name="P22">30-second moving average window</text:p>
        </text:list-item>
        <text:list-item>
          <text:p text:style-name="P22">Update trainer offset every 5 seconds</text:p>
        </text:list-item>
        <text:list-item>
          <text:p text:style-name="P22"><text:soft-page-break/>Offset = (Bike PM avg – Trainer power avg)</text:p>
        </text:list-item>
        <text:list-item>
          <text:p text:style-name="P22">Offset applied to ERG target</text:p>
        </text:list-item>
      </text:list>
      <text:p text:style-name="Text_20_body">Trainer commands are not continuously adjusted; only periodic offset adjustments applied.</text:p>
      <text:p text:style-name="Horizontal_20_Line"/>
      <text:h text:style-name="Heading_20_2" text:outline-level="2">6.2 Persistence</text:h>
      <text:p text:style-name="Text_20_body">Offsets shall be stored locally:</text:p>
      <text:list text:style-name="L22">
        <text:list-item>
          <text:p text:style-name="P23">Keyed by trainer + PM device pair</text:p>
        </text:list-item>
        <text:list-item>
          <text:p text:style-name="P23">Reused on subsequent sessions</text:p>
        </text:list-item>
      </text:list>
      <text:p text:style-name="Horizontal_20_Line"/>
      <text:h text:style-name="Heading_20_2" text:outline-level="2">6.3 Dropout Behavior</text:h>
      <text:p text:style-name="Text_20_body">If bike PM missing &gt; 3 seconds:</text:p>
      <text:list text:style-name="L23">
        <text:list-item>
          <text:p text:style-name="P24">Hold trainer setpoint</text:p>
        </text:list-item>
        <text:list-item>
          <text:p text:style-name="P24">Temporarily use trainer power</text:p>
        </text:list-item>
        <text:list-item>
          <text:p text:style-name="P24">Resume offset calculation when PM returns</text:p>
        </text:list-item>
      </text:list>
      <text:p text:style-name="Horizontal_20_Line"/>
      <text:h text:style-name="Heading_20_2" text:outline-level="2">6.4 User Visibility</text:h>
      <text:p text:style-name="Text_20_body">The 30-second offset value shall be exposed in UI for informational purposes.</text:p>
      <text:p text:style-name="Horizontal_20_Line"/>
      <text:h text:style-name="Heading_20_1" text:outline-level="1">7. Recording &amp; Data Export</text:h>
      <text:h text:style-name="Heading_20_2" text:outline-level="2">7.1 Logging Rate</text:h>
      <text:list text:style-name="L24">
        <text:list-item>
          <text:p text:style-name="P25">1 Hz recording</text:p>
        </text:list-item>
        <text:list-item>
          <text:p text:style-name="P25">Timestamped samples</text:p>
        </text:list-item>
      </text:list>
      <text:p text:style-name="Text_20_body">Data fields recorded:</text:p>
      <text:list text:style-name="L25">
        <text:list-item>
          <text:p text:style-name="P26">Timestamp (UTC)</text:p>
        </text:list-item>
        <text:list-item>
          <text:p text:style-name="P26">Target power</text:p>
        </text:list-item>
        <text:list-item>
          <text:p text:style-name="P26">Trainer power</text:p>
        </text:list-item>
        <text:list-item>
          <text:p text:style-name="P26"><text:soft-page-break/>Bike PM power</text:p>
        </text:list-item>
        <text:list-item>
          <text:p text:style-name="P26">HR</text:p>
        </text:list-item>
        <text:list-item>
          <text:p text:style-name="P26">Cadence</text:p>
        </text:list-item>
        <text:list-item>
          <text:p text:style-name="P26">Speed (if available)</text:p>
        </text:list-item>
        <text:list-item>
          <text:p text:style-name="P26">Mode</text:p>
        </text:list-item>
        <text:list-item>
          <text:p text:style-name="P26">ERG setpoint</text:p>
        </text:list-item>
        <text:list-item>
          <text:p text:style-name="P26">Total kJ</text:p>
        </text:list-item>
      </text:list>
      <text:p text:style-name="Horizontal_20_Line"/>
      <text:h text:style-name="Heading_20_2" text:outline-level="2">7.2 File Export</text:h>
      <text:p text:style-name="Text_20_body">Format: FIT</text:p>
      <text:p text:style-name="Text_20_body">Library: fit-tool</text:p>
      <text:p text:style-name="Text_20_body">No API upload in v1.</text:p>
      <text:p text:style-name="Horizontal_20_Line"/>
      <text:h text:style-name="Heading_20_2" text:outline-level="2">7.3 Local Storage</text:h>
      <text:p text:style-name="Text_20_body">Activities stored locally:</text:p>
      <text:list text:style-name="L26">
        <text:list-item>
          <text:p text:style-name="P27">FIT file</text:p>
        </text:list-item>
        <text:list-item>
          <text:p text:style-name="P27">JSON summary</text:p>
        </text:list-item>
      </text:list>
      <text:p text:style-name="Text_20_body">Filename format:</text:p>
      <text:p text:style-name="Text_20_body">[WorkoutName]<text:span text:style-name="Emphasis">[YYYYMMDD]</text:span>[HH:MM].[EXT]</text:p>
      <text:p text:style-name="Text_20_body">Example:<text:line-break/>Threshold_20260309_18:42.fit</text:p>
      <text:p text:style-name="Horizontal_20_Line"/>
      <text:h text:style-name="Heading_20_2" text:outline-level="2">7.4 Time &amp; Units</text:h>
      <text:list text:style-name="L27">
        <text:list-item>
          <text:p text:style-name="P28">Units: Watts, kJ, bpm</text:p>
        </text:list-item>
        <text:list-item>
          <text:p text:style-name="P28">Date format: dd/mm/yyyy (display)</text:p>
        </text:list-item>
        <text:list-item>
          <text:p text:style-name="P28">Time format: 24-hour hh:mm:ss.x</text:p>
        </text:list-item>
        <text:list-item>
          <text:p text:style-name="P28">FIT timestamps stored in UTC</text:p>
        </text:list-item>
      </text:list>
      <text:p text:style-name="Horizontal_20_Line"/>
      <text:h text:style-name="Heading_20_2" text:outline-level="2"><text:soft-page-break/>7.5 Future Export Format</text:h>
      <text:p text:style-name="Text_20_body">Reserved heading:</text:p>
      <text:p text:style-name="Text_20_body"><text:span text:style-name="Strong_20_Emphasis">TODO: Define .oct export format for extended analysis (RR, DFA1alpha, offsets, etc.)</text:span></text:p>
      <text:p text:style-name="Horizontal_20_Line"/>
      <text:h text:style-name="Heading_20_1" text:outline-level="1">8. Performance Requirements</text:h>
      <text:list text:style-name="L28">
        <text:list-item>
          <text:p text:style-name="P29">Sensor updates expected via BLE notifications (1–4 Hz typical)</text:p>
        </text:list-item>
        <text:list-item>
          <text:p text:style-name="P29">UI metrics refresh: 1–4 Hz</text:p>
        </text:list-item>
        <text:list-item>
          <text:p text:style-name="P29">Charts: 30–60 FPS</text:p>
        </text:list-item>
        <text:list-item>
          <text:p text:style-name="P29">Control update cadence:</text:p>
          <text:list>
            <text:list-item>
              <text:p text:style-name="P29">OpenTrueUp: every 5 s</text:p>
            </text:list-item>
          </text:list>
        </text:list-item>
        <text:list-item>
          <text:p text:style-name="P29">Command latency target: &lt;150 ms average</text:p>
        </text:list-item>
        <text:list-item>
          <text:p text:style-name="P29">Logging must not block control loop</text:p>
        </text:list-item>
      </text:list>
      <text:p text:style-name="Horizontal_20_Line"/>
      <text:h text:style-name="Heading_20_1" text:outline-level="1">9. Privacy &amp; Security</text:h>
      <text:list text:style-name="L29">
        <text:list-item>
          <text:p text:style-name="P30">No network connection required to run</text:p>
        </text:list-item>
        <text:list-item>
          <text:p text:style-name="P30">No telemetry by default</text:p>
        </text:list-item>
        <text:list-item>
          <text:p text:style-name="P30">All data collection strictly opt-in</text:p>
        </text:list-item>
        <text:list-item>
          <text:p text:style-name="P30">API keys (future) stored encrypted locally</text:p>
        </text:list-item>
      </text:list>
      <text:p text:style-name="Horizontal_20_Line"/>
      <text:h text:style-name="Heading_20_1" text:outline-level="1">10. Packaging &amp; Distribution</text:h>
      <text:list text:style-name="L30">
        <text:list-item>
          <text:p text:style-name="P31">Windows MSI installer</text:p>
        </text:list-item>
        <text:list-item>
          <text:p text:style-name="P31">Linux Flatpak</text:p>
        </text:list-item>
        <text:list-item>
          <text:p text:style-name="P31">No nightly builds required</text:p>
        </text:list-item>
        <text:list-item>
          <text:p text:style-name="P31">CI for Windows and Linux builds</text:p>
        </text:list-item>
      </text:list>
      <text:p text:style-name="Horizontal_20_Line"/>
      <text:h text:style-name="Heading_20_1" text:outline-level="1"><text:soft-page-break/>11. Testing</text:h>
      <text:h text:style-name="Heading_20_2" text:outline-level="2">11.1 Unit Tests</text:h>
      <text:list text:style-name="L31">
        <text:list-item>
          <text:p text:style-name="P32">Workout engine</text:p>
        </text:list-item>
        <text:list-item>
          <text:p text:style-name="P32">OpenTrueUp module</text:p>
        </text:list-item>
        <text:list-item>
          <text:p text:style-name="P32">Device abstraction</text:p>
        </text:list-item>
        <text:list-item>
          <text:p text:style-name="P32">FIT export</text:p>
        </text:list-item>
      </text:list>
      <text:h text:style-name="Heading_20_2" text:outline-level="2">11.2 Integration Tests</text:h>
      <text:list text:style-name="L32">
        <text:list-item>
          <text:p text:style-name="P33">Simulated trainer + PM</text:p>
        </text:list-item>
        <text:list-item>
          <text:p text:style-name="P33">Offset persistence</text:p>
        </text:list-item>
        <text:list-item>
          <text:p text:style-name="P33">Dropout handling</text:p>
        </text:list-item>
        <text:list-item>
          <text:p text:style-name="P33">Lead-time behavior</text:p>
        </text:list-item>
      </text:list>
      <text:p text:style-name="Horizontal_20_Line"/>
      <text:h text:style-name="Heading_20_1" text:outline-level="1">12. Localization</text:h>
      <text:list text:style-name="L33">
        <text:list-item>
          <text:p text:style-name="P34">Default language: US English</text:p>
        </text:list-item>
        <text:list-item>
          <text:p text:style-name="P34">Architecture shall allow future language additions</text:p>
        </text:list-item>
      </text:list>
      <text:p text:style-name="Text_20_body"><text:span text:style-name="Strong_20_Emphasis">TODO: Define localization framework approach</text:span></text:p>
      <text:p text:style-name="Horizontal_20_Line"/>
      <text:h text:style-name="Heading_20_1" text:outline-level="1">13. Storage &amp; Configuration</text:h>
      <text:list text:style-name="L34">
        <text:list-item>
          <text:p text:style-name="P35">User FTP stored locally</text:p>
        </text:list-item>
        <text:list-item>
          <text:p text:style-name="P35">Device pairing and offset data stored locally</text:p>
        </text:list-item>
      </text:list>
      <text:p text:style-name="Text_20_body"><text:span text:style-name="Strong_20_Emphasis">TODO: Define storage directory locations (Windows/Linux)</text:span><text:line-break/><text:span text:style-name="Strong_20_Emphasis">TODO: Decide on portable mode support</text:span></text:p>
      <text:p text:style-name="Horizontal_20_Line"/>
      <text:h text:style-name="Heading_20_1" text:outline-level="1">14. Deferred Features (Future Phases)</text:h>
      <text:list text:style-name="L35">
        <text:list-item>
          <text:p text:style-name="P36">ANT+ support</text:p>
        </text:list-item>
        <text:list-item>
          <text:p text:style-name="P36"><text:soft-page-break/>Strava/Garmin/intervals.icu API sync</text:p>
        </text:list-item>
        <text:list-item>
          <text:p text:style-name="P36">RR interval capture</text:p>
        </text:list-item>
        <text:list-item>
          <text:p text:style-name="P36">DFA1alpha analysis</text:p>
        </text:list-item>
        <text:list-item>
          <text:p text:style-name="P36">LT1 ramp test mode</text:p>
        </text:list-item>
        <text:list-item>
          <text:p text:style-name="P36">Trainer spindown calibration</text:p>
        </text:list-item>
        <text:list-item>
          <text:p text:style-name="P36">ZWO/ERG/FIT workout import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9T11:24:29.687891200</meta:creation-date>
    <dc:date>2026-03-09T11:38:45.118019400</dc:date>
    <meta:editing-duration>PT4M</meta:editing-duration>
    <meta:editing-cycles>1</meta:editing-cycles>
    <meta:document-statistic meta:table-count="0" meta:image-count="0" meta:object-count="0" meta:page-count="11" meta:paragraph-count="231" meta:word-count="1115" meta:character-count="6688" meta:non-whitespace-character-count="5953"/>
    <meta:generator>LibreOffice/26.2.1.2$Windows_X86_64 LibreOffice_project/620$Build-2</meta:generator>
  </office:meta>
</office:document-meta>
</file>